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raversingQueryHits.NodeTraversingQueryHits( Node start , boolean includeStart , int max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raversingQueryHits.NodeTraversingQueryHits( Node start , boolean include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NodeIterator.TraversingNodeIterator( Node start , int max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versingNod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versingNod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raversingQueryHits.nextScore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versingNodeIterator.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aversingNod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